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Kokila" svg:font-family="Kokil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039f" officeooo:paragraph-rsid="000d039f"/>
    </style:style>
    <style:style style:name="T1" style:family="text">
      <style:text-properties style:font-name="Kokil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श्लोक ३<text:line-break/>कुरुक्षेत्र के युद्धस्थल में सैन्यनिरीक्षण<text:line-break/>दुर्योधन अपने<text:line-break/>के छोटे<text:line-break/>मझौता<text:line-break/>वेदों<text:line-break/>यन्त<text:line-break/>राष्य<text:line-break/>सञ्जयः उवाच-संजय ने कहा; दृष्ट्वा-देखकर; तु–लेकिन; पाण्डव-अनीकम्पाण्डवों की सेना को; व्यूढम्-व्यूहरचना को; दुर्योधनः- :-राजा दुर्योधन ने; तदाउस समय; आचार्यम्-शिक्षक, गुरु के; उपसङ्गम्य-पास जाकर; राजा-राजा;<text:line-break/>वचनम्-शब्द; अब्रवीत्-कहा।<text:line-break/>संजय ने कहा-हे राजन्! पाण्डुपुत्रों द्वारा सेना की व्यूहरचना देखकर राजा<text:line-break/>गुरु<text:line-break/>के पास गया और उसने ये शब्द कहे।<text:line-break/>तात्पर्य : धृतराष्ट्र जन्म से अन्धा था। दुर्भाग्यवश वह आध्यात्मिक दृष्टि से भी वंचित था।<text:line-break/>वह यह भी जानता था कि उसी के समान उसके पुत्र भी धर्म के मामले में अंधे हैं और<text:line-break/>उसे विश्वास था कि वे पाण्डवों के साथ कभी भी समझौता नहीं कर पाएंगे क्योंकि पाँचों<text:line-break/>पाण्डव जन्म से ही पवित्र थे। फिर भी उसे तीर्थस्थान के प्रभाव के विषय में सन्देह था।<text:line-break/>इसीलिए संजय युद्धभूमि की स्थिति के विषय में उसके प्रश्न के मंतव्य को समझ गया।<text:line-break/>अत: वह निराश राजा को प्रोत्साहित करना चाह रहा था। उसने उसे विश्वास दिलाया कि<text:line-break/>उसके पुत्र पवित्र स्थान के प्रभाव में आकर किसी प्रकार का समझौता करने नहीं जा रहे<text:line-break/>हैं। उसने राजा को बताया कि उसका पुत्र दुर्योधन पाण्डवों की सेना को देखकर तुरन्त<text:line-break/>अपने सेनापति द्रोणाचार्य को वास्तविक स्थिति से अवगत कराने गया। यद्यपि दुर्योधन<text:line-break/>को राजा कहकर सम्बोधित किया गया है तो भी स्थिति की गम्भीरता के कारण उसे<text:line-break/>सेनापति के पास जाना पड़ा। अतएव दुर्योधन राजनीतिज्ञ बनने के लिए सर्वथा उपयुक्त<text:line-break/>था। किन्तु जब उसने पाण्डवों की व्यूहरचना देखी तो उसका यह कूटनीतिक व्यवहार<text:line-break/>उसके भय को छिपा न पाया।<text:line-break/>पश्यैतां पाण्डुपुत्राणामाचार्य महतीं चमूम् ।<text:line-break/>व्यूढां द्रुपदपुत्रेण तव शिष्येण धीमता ॥३॥<text:line-break/>पश्य-देखिए; एताम्- इस; पाण्डु-पुत्राणाम्- पाण्डु के पुत्रों की; आचार्यहे आचार्य (गुरु); महतीम्-विशाल; चमूम्-सेना को; व्यूढाम्-व्यवस्थित;<text:line-break/>धी-मताद्रुपद-पुत्रेण-द्रुपद के पुत्र द्वारा; तव-तुम्हारे; शिष्येण-शिष्य द्वारा;<text:line-break/>अत्यन्त बुद्धिमान।<text:line-break/>हे आचार्य! पाण्डुपुत्रों की विशाल सेना को देखें, जिसे आपके बुद्धिमान् शिष्य<text:line-break/>द्रुपद के पुत्र ने इतने कौशल से व्यवस्थित किया है।<text:line-break/>तात्पर्य : परम राजनीतिज्ञ दुर्योधन महान ब्राह्मण सेनापति द्रोणाचार्य के दोषों को इंगित<text:line-break/>करना चाहता था। अर्जुन की पत्नी द्रौपदी के पिता राजा द्रुपद के साथ द्रोणाचार्य का<text:line-break/>का<text:line-break/>राष्ट्र<text:line-break/>त्रों<text:line-break/>स<text:line-break/>हाँ<text:line-break/>ट</text:p>
      <text:p text:style-name="P1"><text:soft-page-break/><text:span text:style-name="T1">श्लोक ३<text:line-break/>कुरुक्षेत्र के युद्धस्थल में सैन्यनिरीक्षण<text:line-break/>दुर्योधन अपने<text:line-break/>के छोटे<text:line-break/>मझौता<text:line-break/>वेदों<text:line-break/>यन्त<text:line-break/>राष्य<text:line-break/>सञ्जयः उवाच-संजय ने कहा; दृष्ट्वा-देखकर; तु–लेकिन; पाण्डव-अनीकम्पाण्डवों की सेना को; व्यूढम्-व्यूहरचना को; दुर्योधनः- :-राजा दुर्योधन ने; तदाउस समय; आचार्यम्-शिक्षक, गुरु के; उपसङ्गम्य-पास जाकर; राजा-राजा;<text:line-break/>वचनम्-शब्द; अब्रवीत्-कहा।<text:line-break/>संजय ने कहा-हे राजन्! पाण्डुपुत्रों द्वारा सेना की व्यूहरचना देखकर राजा<text:line-break/>गुरु<text:line-break/>के पास गया और उसने ये शब्द कहे।<text:line-break/>तात्पर्य : धृतराष्ट्र जन्म से अन्धा था। दुर्भाग्यवश वह आध्यात्मिक दृष्टि से भी वंचित था।<text:line-break/>वह यह भी जानता था कि उसी के समान उसके पुत्र भी धर्म के मामले में अंधे हैं और<text:line-break/>उसे विश्वास था कि वे पाण्डवों के साथ कभी भी समझौता नहीं कर पाएंगे क्योंकि पाँचों<text:line-break/>पाण्डव जन्म से ही पवित्र थे। फिर भी उसे तीर्थस्थान के प्रभाव के विषय में सन्देह था।<text:line-break/>इसीलिए संजय युद्धभूमि की स्थिति के विषय में उसके प्रश्न के मंतव्य को समझ गया।<text:line-break/>अत: वह निराश राजा को प्रोत्साहित करना चाह रहा था। उसने उसे विश्वास दिलाया कि<text:line-break/>उसके पुत्र पवित्र स्थान के प्रभाव में आकर किसी प्रकार का समझौता करने नहीं जा रहे<text:line-break/>हैं। उसने राजा को बताया कि उसका पुत्र दुर्योधन पाण्डवों की सेना को देखकर तुरन्त<text:line-break/>अपने सेनापति द्रोणाचार्य को वास्तविक स्थिति से अवगत कराने गया। यद्यपि दुर्योधन<text:line-break/>को राजा कहकर सम्बोधित किया गया है तो भी स्थिति की गम्भीरता के कारण उसे<text:line-break/>सेनापति के पास जाना पड़ा। अतएव दुर्योधन राजनीतिज्ञ बनने के लिए सर्वथा उपयुक्त<text:line-break/>था। किन्तु जब उसने पाण्डवों की व्यूहरचना देखी तो उसका यह कूटनीतिक व्यवहार<text:line-break/>उसके भय को छिपा न पाया।<text:line-break/>पश्यैतां पाण्डुपुत्राणामाचार्य महतीं चमूम् ।<text:line-break/>व्यूढां द्रुपदपुत्रेण तव शिष्येण धीमता ॥३॥<text:line-break/>पश्य-देखिए; एताम्- इस; पाण्डु-पुत्राणाम्- पाण्डु के पुत्रों की; आचार्यहे आचार्य (गुरु); महतीम्-विशाल; चमूम्-सेना को; व्यूढाम्-व्यवस्थित;<text:line-break/>धी-मताद्रुपद-पुत्रेण-द्रुपद के पुत्र द्वारा; तव-तुम्हारे; शिष्येण-शिष्य द्वारा;<text:line-break/>अत्यन्त बुद्धिमान।<text:line-break/>हे आचार्य! पाण्डुपुत्रों की विशाल सेना को देखें, जिसे आपके बुद्धिमान् शिष्य<text:line-break/>द्रुपद के पुत्र ने इतने कौशल से व्यवस्थित किया है।<text:line-break/>तात्पर्य : परम राजनीतिज्ञ दुर्योधन महान ब्राह्मण सेनापति द्रोणाचार्य के दोषों को इंगित<text:line-break/>करना चाहता था। अर्जुन की पत्नी द्रौपदी के पिता राजा द्रुपद के साथ द्रोणाचार्य का<text:line-break/>का<text:line-break/>राष्ट्र<text:line-break/>त्रों<text:line-break/></text:span><text:soft-page-break/><text:span text:style-name="T1">स<text:line-break/>हाँ<text:line-break/>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Kokila" svg:font-family="Kokil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3</meta:editing-cycles>
    <meta:generator>LibreOffice/5.3.1.2$Windows_X86_64 LibreOffice_project/e80a0e0fd1875e1696614d24c32df0f95f03deb2</meta:generator>
    <dc:date>2021-05-21T02:25:54.646000000</dc:date>
    <meta:document-statistic meta:table-count="0" meta:image-count="0" meta:object-count="0" meta:page-count="3" meta:paragraph-count="2" meta:word-count="680" meta:character-count="2516" meta:non-whitespace-character-count="1840"/>
    <meta:user-defined meta:name="Info 1"/>
    <meta:user-defined meta:name="Info 2"/>
    <meta:user-defined meta:name="Info 3"/>
    <meta:user-defined meta:name="Info 4"/>
  </office:meta>
</office:document-meta>
</file>